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88f" officeooo:paragraph-rsid="0004788f"/>
    </style:style>
    <style:style style:name="P2" style:family="paragraph" style:parent-style-name="Standard">
      <style:text-properties fo:font-weight="bold" officeooo:rsid="0004788f" officeooo:paragraph-rsid="0004788f" style:font-weight-asian="bold" style:font-weight-complex="bold"/>
    </style:style>
    <style:style style:name="P3" style:family="paragraph" style:parent-style-name="Standard">
      <style:text-properties officeooo:rsid="0009607c" officeooo:paragraph-rsid="0004788f"/>
    </style:style>
    <style:style style:name="P4" style:family="paragraph" style:parent-style-name="Standard" style:list-style-name="L2">
      <style:text-properties officeooo:rsid="0009607c" officeooo:paragraph-rsid="0004788f"/>
    </style:style>
    <style:style style:name="P5" style:family="paragraph" style:parent-style-name="Standard" style:list-style-name="L5">
      <style:text-properties officeooo:rsid="0009607c" officeooo:paragraph-rsid="0004788f"/>
    </style:style>
    <style:style style:name="P6" style:family="paragraph" style:parent-style-name="Standard" style:list-style-name="L2">
      <style:text-properties officeooo:rsid="0008785b" officeooo:paragraph-rsid="0004788f"/>
    </style:style>
    <style:style style:name="P7" style:family="paragraph" style:parent-style-name="Standard" style:list-style-name="L4">
      <style:text-properties officeooo:rsid="0008785b" officeooo:paragraph-rsid="0004788f"/>
    </style:style>
    <style:style style:name="P8" style:family="paragraph" style:parent-style-name="Standard">
      <style:text-properties officeooo:rsid="00065c1b" officeooo:paragraph-rsid="00065c1b"/>
    </style:style>
    <style:style style:name="P9" style:family="paragraph" style:parent-style-name="Standard">
      <style:text-properties officeooo:rsid="0006bf95" officeooo:paragraph-rsid="0006bf95"/>
    </style:style>
    <style:style style:name="T1" style:family="text">
      <style:text-properties officeooo:rsid="000dfdff"/>
    </style:style>
    <style:style style:name="T2" style:family="text">
      <style:text-properties officeooo:rsid="00047ad1"/>
    </style:style>
    <style:style style:name="T3" style:family="text">
      <style:text-properties fo:font-style="italic" officeooo:rsid="00047ad1" style:font-style-asian="italic" style:font-style-complex="italic"/>
    </style:style>
    <style:style style:name="T4" style:family="text">
      <style:text-properties officeooo:rsid="0006bf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ížnost na postup při vyřizování žádosti o informace</text:p>
      <text:p text:style-name="P1"/>
      <text:p text:style-name="P1">Vážení,</text:p>
      <text:p text:style-name="P1"/>
      <text:p text:style-name="P1">dne 23. dubna 2015 jsem městské části Praha 17 poslal žádost o následující informace:</text:p>
      <text:p text:style-name="P1"/>
      <text:list xml:id="list1781619669138836059" text:style-name="L2">
        <text:list-item>
          <text:p text:style-name="P6">seznam adres nemovitostí, které jsou svěřeny vaší městské části Statutem hl. m. Prahy a ve kterých se nacházejí byty určené k pronájmu (v minimálním rozsahu: ulice, číslo popisné/číslo orientační, parcelní číslo, městská část),</text:p>
        </text:list-item>
      </text:list>
      <text:list xml:id="list2754706886191557494" text:style-name="L4">
        <text:list-item>
          <text:list>
            <text:list-item>
              <text:p text:style-name="P7">u každého domu seznam bytů a plochu jednotlivých bytů,</text:p>
            </text:list-item>
            <text:list-item>
              <text:p text:style-name="P7">u každého domu, resp. bytu, název správcovské společnosti spravující tento dům, resp. byt (pokud je spravován správcovskou společností),</text:p>
            </text:list-item>
            <text:list-item>
              <text:p text:style-name="P7">u každého bytu údaj, zda je tento byt v současnosti pronajímán,</text:p>
            </text:list-item>
            <text:list-item>
              <text:p text:style-name="P7">u bytů, které jsou pronajímány, výši nájmu za metr čtvereční <text:span text:style-name="T1">a</text:span> dobu nájmu,</text:p>
            </text:list-item>
          </text:list>
        </text:list-item>
      </text:list>
      <text:list xml:id="list120349394810671" text:continue-list="list1781619669138836059" text:style-name="L2">
        <text:list-item>
          <text:p text:style-name="P4">seznam adres nemovitostí, které jsou svěřeny vaší městské části Statutem hl. m. Prahy a které jsou určeny k pronájmu (v minimálním rozsahu: ulice, číslo popisné/číslo orientační, parcelní číslo, městská část),</text:p>
        </text:list-item>
      </text:list>
      <text:list xml:id="list1843336605052399847" text:style-name="L5">
        <text:list-item>
          <text:list>
            <text:list-item>
              <text:p text:style-name="P5">u každé nemovitosti seznam nebytových jednotek a plochu jednotlivých jednotek,</text:p>
            </text:list-item>
            <text:list-item>
              <text:p text:style-name="P5">u každé nemovitosti, popř. nebytové jednotky, název správcovské společnosti spravující tuto nemovitost, popř. jednotku (pokud je spravována správcovskou společností),</text:p>
            </text:list-item>
            <text:list-item>
              <text:p text:style-name="P5">u každé nebytové jednotky údaj, zda je tato jednotka v současnosti pronajímána,</text:p>
            </text:list-item>
            <text:list-item>
              <text:p text:style-name="P5">u jednotek, které jsou pronajímány, výši nájmu za metr čtvereční, jméno (popř. název) nájemce, dobu nájmu.</text:p>
            </text:list-item>
          </text:list>
        </text:list-item>
      </text:list>
      <text:p text:style-name="P3"/>
      <text:p text:style-name="P1">Dne 18. května 2015 <text:span text:style-name="T2">mě MČ Praha 17 vyzvala k úhradě nákladů ve výši 6000 Kč. Učinila tak ale až dávno poté, co jí uplynula zákonná lhůta 15 dní pro poskytnutí informace. Jak vyplývá z odborné literatury (viz Komentář k zákonu o svobodném přístupu k informacím, 2. aktualizované a rozšířené vydání z roku 2012 od autorů Furek a Rothanzl, str. 848-849), ztrácí tím možnost žádat úhradu nákladů: „Lze proto obecně shrnout, že </text:span><text:span text:style-name="T3">povinný subjekt uplynutím lhůty pro poskytnutí informace ztrácí možnost žádat úhradu nákladů</text:span><text:span text:style-name="T2">.“</text:span></text:p>
      <text:p text:style-name="P1"/>
      <text:p text:style-name="P8">Z tohoto pohledu je tedy MČ Praha 17 nečinná, když mi doposud neposkytla požadované informace. Proto dle § 16a odst. 1 písm. b) podávám stížnost proti nečinnosti povinného subjektu. Žádám proto nadřízený orgán, aby dle § 16a odst. 6 písm. b) přikázal povinnému subjektu vyřídit žádost ve lhůtě 5 dnů. Dle sdělení MČ Praha 17 už je žádost zpracována.</text:p>
      <text:p text:style-name="P8"/>
      <text:p text:style-name="P8"><text:span text:style-name="T4">Děkuji za vyřízení.</text:span> </text:p>
      <text:p text:style-name="P8"/>
      <text:p text:style-name="P9">Adam Zábranský</text:p>
      <text:p text:style-name="P9">nar. 28.12.1993</text:p>
      <text:p text:style-name="P9">bytem Zbynická 6, Praha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29:08.444000000</meta:creation-date>
    <dc:date>2015-05-20T12:03:48.377000000</dc:date>
    <meta:editing-duration>PT19M26S</meta:editing-duration>
    <meta:editing-cycles>4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19" meta:word-count="359" meta:character-count="2290" meta:non-whitespace-character-count="1959"/>
  </office:meta>
</office:document-meta>
</file>